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OpenSymbol" svg:font-family="OpenSymbol"/>
    <style:font-face style:name="gg sans" svg:font-family="'gg sans', 'Noto Sans', 'Helvetica Neue', Helvetica, Arial, sans-serif"/>
    <style:font-face style:name="Arial2" svg:font-family="Arial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3" style:family="paragraph" style:parent-style-name="Standard">
      <style:paragraph-properties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Arial-BoldMT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6" style:family="paragraph" style:parent-style-name="Standard">
      <style:paragraph-properties style:text-autospace="none"/>
      <style:text-properties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fo:font-variant="normal" fo:text-transform="none" style:font-name="gg sans" fo:font-size="12pt" fo:letter-spacing="normal" fo:font-style="normal" fo:font-weight="normal" style:font-name-asian="ArialMT" style:font-size-asian="12pt" style:font-name-complex="ArialMT" style:font-size-complex="12pt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style:font-name="ArialMT" fo:font-size="12pt" style:font-name-asian="ArialMT" style:font-size-asian="12pt" style:font-name-complex="ArialMT" style:font-size-complex="12pt"/>
    </style:style>
    <style:style style:name="P10" style:family="paragraph" style:parent-style-name="Heading_20_1">
      <style:text-properties style:font-name="ArialMT" fo:font-size="12pt" style:font-name-asian="ArialMT" style:font-size-asian="12pt" style:font-name-complex="ArialMT" style:font-size-complex="12pt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 style:list-style-name="L12"/>
    <style:style style:name="P23" style:family="paragraph" style:parent-style-name="Text_20_body" style:list-style-name="L13"/>
    <style:style style:name="P24" style:family="paragraph" style:parent-style-name="Text_20_body" style:list-style-name="L14"/>
    <style:style style:name="P25" style:family="paragraph" style:parent-style-name="Text_20_body" style:list-style-name="L15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>Heinrich-Heine-Universität Düsseldorf</text:p>
      <text:p text:style-name="P2">Dr. Konrad Völkel</text:p>
      <text:p text:style-name="P4"/>
      <text:p text:style-name="P4"/>
      <text:p text:style-name="P4"/>
      <text:p text:style-name="P4">Bachelorarbeit</text:p>
      <text:p text:style-name="P2"/>
      <text:p text:style-name="P7">Regressionsmodelle für Eingliederungshilfeleistungen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Verfasserin:</text:p>
      <text:p text:style-name="P1">Ina Backes-Schulz</text:p>
      <text:p text:style-name="P1">Stürzelberger Str. 52</text:p>
      <text:p text:style-name="P1">inbac101@hhu.de</text:p>
      <text:p text:style-name="P1">Matrikelnummer: 3093098</text:p>
      <text:p text:style-name="P1">Informatik B.Sc.</text:p>
      <text:p text:style-name="P1"/>
      <text:p text:style-name="P1"/>
      <text:p text:style-name="P1"/>
      <text:p text:style-name="P1"/>
      <text:p text:style-name="P1"/>
      <text:p text:style-name="P6">Abgabedatum:</text:p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8">1.Abstract<text:tab/>2</text:p>
          <text:p text:style-name="P8">2.Einleitung<text:tab/>2</text:p>
          <text:p text:style-name="P8">3.Theoretischer Hintergrund<text:tab/>2</text:p>
          <text:p text:style-name="P8">4.Datenbasis und Methodik<text:tab/>2</text:p>
          <text:p text:style-name="P8">5.Explorative Datenanalysis<text:tab/>2</text:p>
          <text:p text:style-name="P8">6.Regressionsanalyse<text:tab/>2</text:p>
          <text:p text:style-name="P8">7.Diskussion der Ergebnisse<text:tab/>2</text:p>
          <text:p text:style-name="P8">8.Zusammenfassung<text:tab/>2</text:p>
          <text:p text:style-name="P8">9.Literaturverzeichnis<text:tab/>2</text:p>
          <text:p text:style-name="P8">10.Eigenständigkeitserklärung und Übersicht verwendeter Hilfsmittel<text:tab/>2</text:p>
        </text:index-body>
      </text:table-of-content>
      <text:p text:style-name="P3"/>
      <text:h text:style-name="Heading_20_1" text:outline-level="1">Abstract</text:h>
      <text:p text:style-name="Text_20_body"/>
      <text:p text:style-name="Text_20_body"/>
      <text:p text:style-name="Text_20_body"/>
      <text:h text:style-name="Heading_20_1" text:outline-level="1">Einleitung</text:h>
      <text:p text:style-name="Text_20_body">1,5 seiten</text:p>
      <text:p text:style-name="Text_20_body">Motivation und Problemstellung</text:p>
      <text:p text:style-name="Text_20_body">Zielsetzung und Forschungsfragen</text:p>
      <text:h text:style-name="Heading_20_1" text:outline-level="1">Theoretischer Hintergrund</text:h>
      <text:p text:style-name="Text_20_body">Eingliederungshilfe nach §35a SGB VIII – rechtlicher Rahmen</text:p>
      <text:p text:style-name="Text_20_body">Zuständigkeiten in NRW</text:p>
      <text:p text:style-name="Text_20_body">Relevante Einflussfaktoren – bisheriger Stand der Forschung</text:p>
      <text:p text:style-name="Text_20_body"/>
      <text:p text:style-name="Text_20_body">3,5 Seiten</text:p>
      <text:p text:style-name="Text_20_body"/>
      <text:h text:style-name="Heading_20_1" text:outline-level="1">Datenbasis und Methodik</text:h>
      <text:p text:style-name="Text_20_body"/>
      <text:p text:style-name="Text_20_body"/>
      <text:p text:style-name="Text_20_body">Datenquellen</text:p>
      <text:p text:style-name="Text_20_body">Variablen und Indikatoren erklären</text:p>
      <text:p text:style-name="Text_20_body">Aufbereitung</text:p>
      <text:p text:style-name="Text_20_body"/>
      <text:p text:style-name="Text_20_body"/>
      <text:p text:style-name="Text_20_body">(4 Seiten)</text:p>
      <text:h text:style-name="Heading_20_1" text:outline-level="1"><text:soft-page-break/>Explorative Datenanalyse deskriptive Statistik</text:h>
      <text:p text:style-name="Text_20_body">Deskriptive Statistik (Mittelwerte, Varianzen, Trends, Ranges, Entwicklung der Fallzahlen)</text:p>
      <text:p text:style-name="Text_20_body">Räumliche Analyse</text:p>
      <text:p text:style-name="Text_20_body">Korrelation und Zusammenhänge</text:p>
      <text:p text:style-name="Text_20_body">6 seiten</text:p>
      <text:h text:style-name="Heading_20_1" text:outline-level="1">Inferentielle Statistik</text:h>
      <text:p text:style-name="Text_20_body">Beschreibung der Modellform und formale Darstellung</text:p>
      <text:p text:style-name="Text_20_body">Ergebnisse der Modellierung (Regressionskoeffizient und Signifikanz, Interpretation)</text:p>
      <text:p text:style-name="Text_20_body">Modellbewertung und Validierung (Gütemaße, Modellannahmen, Verzerrung durch Aggregation oder fehlende Variablen)</text:p>
      <text:p text:style-name="Text_20_body">6 seiten</text:p>
      <text:h text:style-name="Heading_20_1" text:outline-level="1">Diskussion der Ergebnisse</text:h>
      <text:p text:style-name="Text_20_body">Interpretation der Befunde</text:p>
      <text:p text:style-name="Text_20_body">Limitationen der Untersuchung</text:p>
      <text:p text:style-name="Text_20_body"/>
      <text:p text:style-name="Text_20_body">4 seiten</text:p>
      <text:h text:style-name="Heading_20_1" text:outline-level="1">Zusammenfassung</text:h>
      <text:p text:style-name="Text_20_body">2 seiten</text:p>
      <text:h text:style-name="Heading_20_1" text:outline-level="1">Literaturverzeichnis</text:h>
      <text:h text:style-name="P10" text:outline-level="1">Eigenständigkeitserklärung und Übersicht verwendeter Hilfsmittel</text:h>
      <text:p text:style-name="P9"/>
      <text:p text:style-name="P9"/>
      <text:p text:style-name="P9"/>
      <text:h text:style-name="P10" text:outline-level="1">1 — Mögliche Hauptforschungsfragen</text:h>
      <text:list xml:id="list2617778751525329102" text:style-name="L1">
        <text:list-item>
          <text:p text:style-name="P11">Wie variieren Inanspruchnahmeraten der Eingliederungshilfe nach §35a SGB VIII auf Kreisebene in Nordrhein-Westfalen?</text:p>
        </text:list-item>
        <text:list-item>
          <text:p text:style-name="P11">Welche sozio-ökonomischen, demographischen und versorgungsseitigen Faktoren erklären die regionale Variation der Inanspruchnahme?</text:p>
        </text:list-item>
        <text:list-item>
          <text:p text:style-name="P11">In welchem Ausmaß lassen sich Unterschiede durch Angebot (z. B. Leistungsanbieter, Personal) versus Bedarf (z. B. Armut, Familienstruktur) erklären?</text:p>
        </text:list-item>
        <text:list-item>
          <text:p text:style-name="P11">Gibt es räumliche Abhängigkeiten (z. B. benachbarte Kreise beeinflussen einander) in der Verteilung der Inanspruchnahme?</text:p>
        </text:list-item>
      </text:list>
      <text:h text:style-name="Heading_20_1" text:outline-level="1" text:is-list-header="true"><text:soft-page-break/>2 — Konkrete Hypothesen (Beispiele)</text:h>
      <text:list xml:id="list8570201969458959726" text:style-name="L2">
        <text:list-item>
          <text:p text:style-name="P12">H1: Kreise mit höherer Kinderarmutsquote weisen höhere Inanspruchnahmeraten von §35a auf.</text:p>
        </text:list-item>
        <text:list-item>
          <text:p text:style-name="P12">H2: Höhere Arbeitslosenquoten sind positiv mit der Inanspruchnahme verbunden.</text:p>
        </text:list-item>
        <text:list-item>
          <text:p text:style-name="P12">H3: Größerer Angebotsbestand (Anzahl von Trägern/Plätzen je Kind) erhöht die gemessene Inanspruchnahme (Versorgungsinduzierte Nachfrage-Hypothese).</text:p>
        </text:list-item>
        <text:list-item>
          <text:p text:style-name="P12">H4: Ländliche Kreise haben niedrigere gemeldete Raten (untererfassungs-/Zugangsproblem).</text:p>
        </text:list-item>
      </text:list>
      <text:h text:style-name="Heading_20_1" text:outline-level="1" text:is-list-header="true">3 — Abhängige Variable (Operationalisierung)</text:h>
      <text:list xml:id="list5317314275660013187" text:style-name="L3">
        <text:list-item>
          <text:p text:style-name="P13">Primär: <text:span text:style-name="Strong_20_Emphasis">Inanspruchnahmerate</text:span> pro 10.000 Kinder/Jugendliche im Kreis (Jahreswert).</text:p>
        </text:list-item>
        <text:list-item>
          <text:p text:style-name="P13">Alternativen: absolute Fallzahlen (für Count-Modelle), Anteil an Anspruchsberechtigten, Veränderungsraten über Zeit (wenn Paneldaten vorhanden).</text:p>
        </text:list-item>
      </text:list>
      <text:h text:style-name="Heading_20_1" text:outline-level="1" text:is-list-header="true">4 — Mögliche unabhängige Variablen (Regressoren)</text:h>
      <text:p text:style-name="Text_20_body"><text:span text:style-name="Strong_20_Emphasis">Sozio-ökonomisch</text:span></text:p>
      <text:list xml:id="list7594996811313286072" text:style-name="L4">
        <text:list-item>
          <text:p text:style-name="P14">Kinderarmutsquote</text:p>
        </text:list-item>
        <text:list-item>
          <text:p text:style-name="P14">Arbeitslosenquote der Gesamtbevölkerung</text:p>
        </text:list-item>
        <text:list-item>
          <text:p text:style-name="P14">Median-Haushaltseinkommen oder Anteil Geringverdiener</text:p>
        </text:list-item>
        <text:list-item>
          <text:p text:style-name="P14">Bildungsniveau (z. B. Anteil Eltern ohne Abschluss)</text:p>
        </text:list-item>
      </text:list>
      <text:p text:style-name="Text_20_body"><text:span text:style-name="Strong_20_Emphasis">Demografisch</text:span></text:p>
      <text:list xml:id="list3173676763056623628" text:style-name="L5">
        <text:list-item>
          <text:p text:style-name="P15">Anteil Kinder/Jugendliche (0–17 / 0–18)</text:p>
        </text:list-item>
        <text:list-item>
          <text:p text:style-name="P15">Anteil Alleinerziehender Haushalte</text:p>
        </text:list-item>
        <text:list-item>
          <text:p text:style-name="P15">Migrationsanteil</text:p>
        </text:list-item>
      </text:list>
      <text:p text:style-name="Text_20_body"><text:span text:style-name="Strong_20_Emphasis">Bedarf / Gesundheit</text:span></text:p>
      <text:list xml:id="list8783939250336669319" text:style-name="L6">
        <text:list-item>
          <text:p text:style-name="P16">Prävalenz von Behinderungen / Anfragezahlen aus Jugendämtern (sofern verfügbar)</text:p>
        </text:list-item>
        <text:list-item>
          <text:p text:style-name="P16">Psychische Diagnosen in Kindergeneration (nur falls Daten verfügbar)</text:p>
        </text:list-item>
      </text:list>
      <text:p text:style-name="Text_20_body"><text:span text:style-name="Strong_20_Emphasis">Versorgungsangebot / Struktur</text:span></text:p>
      <text:list xml:id="list1728998512837653581" text:style-name="L7">
        <text:list-item>
          <text:p text:style-name="P17">Anzahl Jugendamtsmitarbeiter*innen pro 1.000 Kinder</text:p>
        </text:list-item>
        <text:list-item>
          <text:p text:style-name="P17">Anzahl Leistungserbringer/Angebote (Träger, Therapieplätze) pro Kreis</text:p>
        </text:list-item>
        <text:list-item>
          <text:p text:style-name="P17">Haushaltsausgaben des Jugendamtes pro Kind</text:p>
        </text:list-item>
        <text:list-item>
          <text:p text:style-name="P17">Entfernung zu spezialisierten Kliniken (Nähe zu Angeboten)</text:p>
        </text:list-item>
      </text:list>
      <text:p text:style-name="Text_20_body"><text:span text:style-name="Strong_20_Emphasis">Räumlich / Infrastruktur</text:span></text:p>
      <text:list xml:id="list5035200758107465499" text:style-name="L8">
        <text:list-item>
          <text:p text:style-name="P18">Urbanitäts-Index (Städtisch vs. ländlich)</text:p>
        </text:list-item>
        <text:list-item>
          <text:p text:style-name="P18">Erreichbarkeit ÖPNV / Pendlerquote</text:p>
        </text:list-item>
      </text:list>
      <text:p text:style-name="Text_20_body"><text:span text:style-name="Strong_20_Emphasis">Politik / Verwaltung</text:span></text:p>
      <text:list xml:id="list506112830587917973" text:style-name="L9">
        <text:list-item>
          <text:p text:style-name="P19">Unterschiede in kommunalen Richtlinien/Praktiken (qualitativ kodierbar)</text:p>
        </text:list-item>
        <text:list-item>
          <text:p text:style-name="P19"><text:soft-page-break/>Förderprogramme / Modellprojekte im Kreis (Dummy-Variable)</text:p>
        </text:list-item>
      </text:list>
      <text:h text:style-name="Heading_20_1" text:outline-level="1" text:is-list-header="true">6 — Methodik </text:h>
      <text:list xml:id="list7518266788392982636" text:style-name="L11">
        <text:list-item>
          <text:p text:style-name="P21"><text:span text:style-name="Strong_20_Emphasis">Deskriptive Analyse</text:span>: Karten (Choroplethen), Boxplots, Trendplots (falls Zeitreihe).</text:p>
        </text:list-item>
        <text:list-item>
          <text:p text:style-name="P21"><text:span text:style-name="Strong_20_Emphasis">Bivariate Analyse</text:span>: Korrelationen, Scatterplots mit Fit-Linien.</text:p>
        </text:list-item>
        <text:list-item>
          <text:p text:style-name="P21"><text:span text:style-name="Strong_20_Emphasis">Regression</text:span>:</text:p>
          <text:list>
            <text:list-item>
              <text:p text:style-name="P21">OLS auf Raten (mit Robust SE; prüfen auf Heteroskedastizität).</text:p>
            </text:list-item>
            <text:list-item>
              <text:p text:style-name="P21"><text:span text:style-name="Strong_20_Emphasis">Count-Modelle</text:span> (Poisson oder Negative Binomial) wenn du absolute Fallzahlen benutzt.</text:p>
            </text:list-item>
            <text:list-item>
              <text:p text:style-name="P21"><text:span text:style-name="Strong_20_Emphasis">Log-Transformation</text:span> der abhängigen Variable, falls schiefe Verteilung.</text:p>
            </text:list-item>
          </text:list>
        </text:list-item>
        <text:list-item>
          <text:p text:style-name="P21"><text:span text:style-name="Strong_20_Emphasis">Räumliche Ökonometrie</text:span>:</text:p>
          <text:list>
            <text:list-item>
              <text:p text:style-name="P21">Test auf räumliche Autokorrelation (Moran’s I).</text:p>
            </text:list-item>
            <text:list-item>
              <text:p text:style-name="P21">Falls nötig: Spatial Lag Model oder Spatial Error Model.</text:p>
            </text:list-item>
          </text:list>
        </text:list-item>
        <text:list-item>
          <text:p text:style-name="P21"><text:span text:style-name="Strong_20_Emphasis">Multilevel / Hierarchische Modelle</text:span>: falls Daten auf mehreren Ebenen (Kreise innerhalb Regierungsbezirke) sinnvoll.</text:p>
        </text:list-item>
        <text:list-item>
          <text:p text:style-name="P21"><text:span text:style-name="Strong_20_Emphasis">Endogenitätsüberlegungen</text:span>: z. B. Angebot kann Nachfrage beeinflussen — Instrumentvariablen (IV) sind schwer, aber denkbar (historische Bedarfe, strukturelle Zuweisungen).</text:p>
        </text:list-item>
        <text:list-item>
          <text:p text:style-name="P21"><text:span text:style-name="Strong_20_Emphasis">Robustheitschecks</text:span>: unterschiedliche Spezifikationen, Subgruppenanalysen (städtisch vs. ländlich), Entfernen von Ausreißern.</text:p>
        </text:list-item>
      </text:list>
      <text:h text:style-name="Heading_20_1" text:outline-level="1" text:is-list-header="true">7 — Diagnostics / Qualitätssicherung</text:h>
      <text:list xml:id="list2017481028454057710" text:style-name="L12">
        <text:list-item>
          <text:p text:style-name="P22">VIF für Multikollinearität.</text:p>
        </text:list-item>
        <text:list-item>
          <text:p text:style-name="P22">Residualplots, QQ-Plots (Normalität / Heteroskedastizität).</text:p>
        </text:list-item>
        <text:list-item>
          <text:p text:style-name="P22">Leverage / Cook’s D für einflussreiche Beobachtungen.</text:p>
        </text:list-item>
        <text:list-item>
          <text:p text:style-name="P22">Teste Modellannahmen (z. B. Overdispersion bei Count-Modellen).</text:p>
        </text:list-item>
        <text:list-item>
          <text:p text:style-name="P22">Kreuzvalidierung / Out-of-sample (wenn du mehr Daten hast).</text:p>
        </text:list-item>
      </text:list>
      <text:h text:style-name="Heading_20_1" text:outline-level="1" text:is-list-header="true">8 — Visualisierungen (wichtig für Ergebnisse)</text:h>
      <text:list xml:id="list6315077680008564970" text:style-name="L13">
        <text:list-item>
          <text:p text:style-name="P23">Choroplethenkarte NRW (Kreise) der Inanspruchnahmeraten.</text:p>
        </text:list-item>
        <text:list-item>
          <text:p text:style-name="P23">Scatterplots: Rate vs. Kinderarmutsquote (mit Regressionslinie).</text:p>
        </text:list-item>
        <text:list-item>
          <text:p text:style-name="P23">Heatmap der Residuen (räumlich).</text:p>
        </text:list-item>
        <text:list-item>
          <text:p text:style-name="P23">Barplots der Top/Bottom-Kreise.</text:p>
        </text:list-item>
        <text:list-item>
          <text:p text:style-name="P23">Korrelationsmatrix als Heatmap.</text:p>
        </text:list-item>
      </text:list>
      <text:p text:style-name="P9"/>
      <text:p text:style-name="P9"/>
      <text:p text:style-name="P9">Rate_i = β0 + β1·Kinderarmut_i + β2·Arbeitslosigkeit_i + β3·Angebot_i + β4·Alleinerziehende_i + … + ε_i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OpenSymbol" svg:font-family="OpenSymbol"/>
    <style:font-face style:name="gg sans" svg:font-family="'gg sans', 'Noto Sans', 'Helvetica Neue', Helvetica, Arial, sans-serif"/>
    <style:font-face style:name="Arial2" svg:font-family="Arial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0-13T11:02:10.12</meta:creation-date>
    <dc:date>2026-01-13T10:08:09.58</dc:date>
    <meta:editing-duration>PT12H58M43S</meta:editing-duration>
    <meta:editing-cycles>11</meta:editing-cycles>
    <meta:generator>OpenOffice/4.1.15$Win32 OpenOffice.org_project/4115m2$Build-9813</meta:generator>
    <meta:document-statistic meta:table-count="0" meta:image-count="0" meta:object-count="0" meta:page-count="5" meta:paragraph-count="118" meta:word-count="643" meta:character-count="5433"/>
  </office:meta>
</office:document-meta>
</file>